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style:font-name="FreeSerif"/>
    </style:style>
    <style:style style:name="P2" style:family="paragraph" style:parent-style-name="Standard">
      <style:paragraph-properties fo:line-height="115%"/>
      <style:text-properties style:font-name="FreeSerif" officeooo:paragraph-rsid="0020a9fa"/>
    </style:style>
    <style:style style:name="P3" style:family="paragraph" style:parent-style-name="Standard">
      <style:paragraph-properties fo:line-height="115%" fo:text-align="start" style:justify-single-word="false"/>
      <style:text-properties style:font-name="FreeSerif" fo:font-size="12pt" fo:font-weight="normal" officeooo:rsid="002a672e" officeooo:paragraph-rsid="0020a9f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FreeSerif" fo:font-size="12pt" fo:font-weight="normal" officeooo:rsid="002a672e" officeooo:paragraph-rsid="0020a9fa"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FreeSerif" fo:font-size="12pt" fo:font-weight="normal" officeooo:rsid="002d4ae5" officeooo:paragraph-rsid="0020a9fa"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weight="normal" officeooo:rsid="0050341c" officeooo:paragraph-rsid="001f4764" style:font-weight-asian="normal" style:font-weight-complex="normal"/>
    </style:style>
    <style:style style:name="P7" style:family="paragraph" style:parent-style-name="Standard">
      <style:paragraph-properties fo:margin-top="0cm" fo:margin-bottom="0cm" loext:contextual-spacing="false" fo:line-height="115%" fo:text-align="start"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2a672e" officeooo:paragraph-rsid="0020a9fa" style:text-blinking="false" fo:background-color="transparent" style:font-size-asian="12pt" style:font-weight-asian="normal" style:font-size-complex="12pt" style:font-weight-complex="normal"/>
    </style:style>
    <style:style style:name="P8" style:family="paragraph" style:parent-style-name="Standard">
      <style:paragraph-properties fo:margin-top="0cm" fo:margin-bottom="0cm" loext:contextual-spacing="false" fo:line-height="115%" fo:text-align="start"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officeooo:rsid="004ce19b" officeooo:paragraph-rsid="0020a9fa" style:text-blinking="false" fo:background-color="transparent" style:font-size-asian="12pt" style:font-weight-asian="normal" style:font-size-complex="12pt" style:font-weight-complex="normal"/>
    </style:style>
    <style:style style:name="P9" style:family="paragraph" style:parent-style-name="Text_20_body">
      <style:paragraph-properties fo:line-height="100%" fo:text-align="justify" style:justify-single-word="false"/>
      <style:text-properties style:font-name="FreeSerif" fo:font-weight="normal"/>
    </style:style>
    <style:style style:name="P10" style:family="paragraph" style:parent-style-name="Text_20_body">
      <style:paragraph-properties fo:line-height="115%"/>
      <style:text-properties style:font-name="FreeSerif"/>
    </style:style>
    <style:style style:name="P11" style:family="paragraph" style:parent-style-name="Text_20_body">
      <style:paragraph-properties fo:line-height="115%" fo:text-align="justify" style:justify-single-word="false"/>
      <style:text-properties style:font-name="FreeSerif" officeooo:paragraph-rsid="0019623d"/>
    </style:style>
    <style:style style:name="P12" style:family="paragraph" style:parent-style-name="Text_20_body" style:list-style-name="L1">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13" style:family="paragraph" style:parent-style-name="Text_20_body" style:list-style-name="L2">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14" style:family="paragraph" style:parent-style-name="Text_20_body" style:list-style-name="L4">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15" style:family="paragraph" style:parent-style-name="Text_20_body" style:list-style-name="L2">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style:style>
    <style:style style:name="P16" style:family="paragraph" style:parent-style-name="Text_20_body" style:list-style-name="L2">
      <style:paragraph-properties fo:margin-top="0cm" fo:margin-bottom="0cm" loext:contextual-spacing="false" fo:line-height="115%" fo:text-align="justify" style:justify-single-word="false" style:writing-mode="lr-tb"/>
    </style:style>
    <style:style style:name="P1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19"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20"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FreeSerif" fo:font-size="12pt" fo:font-style="normal" style:text-underline-style="none" fo:font-weight="normal" style:text-blinking="false" fo:background-color="transparent" style:font-size-asian="12pt" style:font-size-complex="12pt"/>
    </style:style>
    <style:style style:name="P21" style:family="paragraph" style:parent-style-name="Text_20_body" style:list-style-name="L6">
      <style:paragraph-properties fo:margin-top="0cm" fo:margin-bottom="0cm" loext:contextual-spacing="false" fo:line-height="115%" fo:text-align="justify" style:justify-single-word="false" style:writing-mode="lr-tb"/>
      <style:text-properties style:font-name="FreeSerif" fo:font-size="12pt" fo:font-weight="normal" officeooo:paragraph-rsid="001c5265" style:font-size-asian="12pt" style:font-weight-asian="normal" style:font-size-complex="12pt" style:font-weight-complex="normal"/>
    </style:style>
    <style:style style:name="P22" style:family="paragraph" style:parent-style-name="Text_20_body">
      <style:paragraph-properties fo:margin-top="0cm" fo:margin-bottom="0cm" loext:contextual-spacing="false" fo:line-height="115%" fo:text-align="justify" style:justify-single-word="false" style:writing-mode="lr-tb"/>
    </style:style>
    <style:style style:name="P23" style:family="paragraph" style:parent-style-name="Text_20_body">
      <style:paragraph-properties fo:margin-top="0cm" fo:margin-bottom="0cm" loext:contextual-spacing="false" fo:line-height="115%" fo:text-align="justify" style:justify-single-word="false" style:writing-mode="lr-tb"/>
      <style:text-properties officeooo:paragraph-rsid="0019fc61"/>
    </style:style>
    <style:style style:name="P24" style:family="paragraph" style:parent-style-name="Text_20_body" style:list-style-name="L6">
      <style:paragraph-properties fo:margin-top="0cm" fo:margin-bottom="0cm" loext:contextual-spacing="false" fo:line-height="115%" fo:text-align="justify" style:justify-single-word="false" style:writing-mode="lr-tb"/>
      <style:text-properties fo:font-size="12pt" fo:font-weight="normal" officeooo:paragraph-rsid="0019fc61" style:font-size-asian="12pt" style:font-weight-asian="normal" style:font-size-complex="12pt" style:font-weight-complex="normal"/>
    </style:style>
    <style:style style:name="P25" style:family="paragraph" style:parent-style-name="Text_20_body">
      <style:paragraph-properties fo:margin-top="0cm" fo:margin-bottom="0cm" loext:contextual-spacing="false" fo:line-height="115%" fo:text-align="justify" style:justify-single-word="false" style:writing-mode="lr-tb"/>
      <style:text-properties fo:font-size="12pt" officeooo:paragraph-rsid="0019fc61" style:font-size-asian="12pt" style:font-size-complex="12pt"/>
    </style:style>
    <style:style style:name="P26" style:family="paragraph" style:parent-style-name="Text_20_body" style:list-style-name="L1">
      <style:paragraph-properties fo:margin-top="0cm" fo:margin-bottom="0.423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27" style:family="paragraph" style:parent-style-name="Text_20_body">
      <style:paragraph-properties fo:margin-top="0.122cm" fo:margin-bottom="0.122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28" style:family="paragraph" style:parent-style-name="Text_20_body">
      <style:paragraph-properties fo:margin-top="0.122cm" fo:margin-bottom="0.122cm" loext:contextual-spacing="false" fo:line-height="138%" style:writing-mode="lr-tb"/>
      <style:text-properties fo:font-variant="normal" fo:text-transform="none" fo:color="#000000" style:text-line-through-style="none" style:text-line-through-type="none" style:font-name="FreeSerif" fo:font-size="11pt" fo:font-style="italic" style:text-underline-style="none" fo:font-weight="bold" style:text-blinking="false" fo:background-color="transparent"/>
    </style:style>
    <style:style style:name="P29" style:family="paragraph" style:parent-style-name="Text_20_body">
      <style:paragraph-properties fo:margin-top="0.021cm" fo:margin-bottom="0.021cm" loext:contextual-spacing="false" fo:line-height="100%" fo:text-align="justify" style:justify-single-word="false" style:writing-mode="lr-tb"/>
    </style:style>
    <style:style style:name="P30" style:family="paragraph" style:parent-style-name="Text_20_body">
      <style:paragraph-properties fo:margin-top="0.021cm" fo:margin-bottom="0.021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31" style:family="paragraph" style:parent-style-name="Text_20_body">
      <style:paragraph-properties fo:margin-top="0.021cm" fo:margin-bottom="0.021cm" loext:contextual-spacing="false" fo:line-height="138%"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32" style:family="paragraph" style:parent-style-name="Text_20_body">
      <style:paragraph-properties fo:margin-top="0.021cm" fo:margin-bottom="0.021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officeooo:rsid="0050341c" style:text-blinking="false" fo:background-color="transparent" style:font-weight-asian="normal" style:font-weight-complex="normal"/>
    </style:style>
    <style:style style:name="P33" style:family="paragraph" style:parent-style-name="Text_20_body" style:list-style-name="L1">
      <style:paragraph-properties fo:margin-top="0.021cm" fo:margin-bottom="0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34" style:family="paragraph" style:parent-style-name="Text_20_body">
      <style:paragraph-properties fo:margin-top="0.101cm" fo:margin-bottom="0.101cm" loext:contextual-spacing="false" fo:line-height="115%" fo:text-align="justify" style:justify-single-word="false" style:writing-mode="lr-tb"/>
      <style:text-properties style:font-name="FreeSerif"/>
    </style:style>
    <style:style style:name="P35" style:family="paragraph" style:parent-style-name="Text_20_body">
      <style:paragraph-properties fo:margin-top="0.201cm" fo:margin-bottom="0.201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style:style>
    <style:style style:name="P36" style:family="paragraph" style:parent-style-name="Text_20_body">
      <style:paragraph-properties fo:margin-top="0.201cm" fo:margin-bottom="0.201cm" loext:contextual-spacing="false" fo:line-height="115%" fo:text-align="justify" style:justify-single-word="false" style:writing-mode="lr-tb"/>
      <style:text-properties style:font-name="FreeSerif"/>
    </style:style>
    <style:style style:name="P37" style:family="paragraph" style:parent-style-name="Heading_20_2">
      <style:paragraph-properties fo:margin-top="0cm" fo:margin-bottom="0cm" loext:contextual-spacing="false" fo:line-height="115%"/>
      <style:text-properties fo:font-variant="normal" fo:text-transform="none" fo:color="#000000" style:text-line-through-style="none" style:text-line-through-type="none" style:font-name="FreeSerif" fo:font-size="16pt" fo:font-style="normal" style:text-underline-style="none" fo:font-weight="normal" style:text-blinking="false" fo:background-color="transparent" style:font-size-asian="16pt" style:font-size-complex="16pt"/>
    </style:style>
    <style:style style:name="P38" style:family="paragraph" style:parent-style-name="Heading_20_2">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FreeSerif" fo:font-size="16pt" fo:font-style="normal" style:text-underline-style="none" fo:font-weight="bold" style:text-blinking="false" fo:background-color="transparent" style:font-weight-asian="bold" style:font-weight-complex="bold"/>
    </style:style>
    <style:style style:name="P39" style:family="paragraph" style:parent-style-name="Heading_20_2">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16pt" fo:font-style="normal" style:text-underline-style="none" fo:font-weight="bold" officeooo:rsid="0019fc61" style:text-blinking="false" fo:background-color="transparent" style:font-name-asian="Noto Sans CJK SC Regular" style:font-size-asian="16pt" style:font-weight-asian="bold" style:font-name-complex="FreeSans" style:font-size-complex="16pt" style:font-weight-complex="bold"/>
    </style:style>
    <style:style style:name="P40" style:family="paragraph" style:parent-style-name="Heading_20_2">
      <style:paragraph-properties fo:margin-top="0.222cm" fo:margin-bottom="0.222cm" loext:contextual-spacing="false" fo:line-height="100%" fo:text-align="justify" style:justify-single-word="false" style:writing-mode="lr-tb"/>
      <style:text-properties fo:font-variant="normal" fo:text-transform="none" fo:color="#000000" style:text-line-through-style="none" style:text-line-through-type="none" style:font-name="FreeSerif" fo:font-size="16pt" fo:font-style="normal" style:text-underline-style="none" fo:font-weight="bold" style:text-blinking="false" fo:background-color="transparent" style:font-weight-asian="bold" style:font-weight-complex="bold"/>
    </style:style>
    <style:style style:name="P41" style:family="paragraph" style:parent-style-name="Heading_20_3">
      <style:paragraph-properties fo:margin-top="0.122cm" fo:margin-bottom="0.122cm" loext:contextual-spacing="false" fo:line-height="100%" fo:text-align="justify" style:justify-single-word="false" style:writing-mode="lr-tb"/>
      <style:text-properties fo:font-variant="normal" fo:text-transform="none" fo:color="#6666ff" style:text-line-through-style="none" style:text-line-through-type="none" style:font-name="FreeSerif" fo:font-size="14pt" fo:font-style="normal" style:text-underline-style="none" fo:font-weight="normal" style:text-blinking="false" fo:background-color="transparent"/>
    </style:style>
    <style:style style:name="P42" style:family="paragraph" style:parent-style-name="Heading_20_3">
      <style:paragraph-properties fo:margin-top="0cm" fo:margin-bottom="0cm" loext:contextual-spacing="false" fo:line-height="100%" fo:text-align="justify" style:justify-single-word="false" style:writing-mode="lr-tb"/>
      <style:text-properties fo:font-variant="normal" fo:text-transform="none" fo:color="#6666ff" style:text-line-through-style="none" style:text-line-through-type="none" style:font-name="FreeSerif" fo:font-size="14pt" fo:font-style="normal" style:text-underline-style="none" fo:font-weight="normal" style:text-blinking="false" fo:background-color="transparent"/>
    </style:style>
    <style:style style:name="P43" style:family="paragraph" style:parent-style-name="Heading_20_3">
      <style:paragraph-properties fo:margin-top="0.201cm" fo:margin-bottom="0.201cm" loext:contextual-spacing="false" fo:line-height="100%" fo:text-align="justify" style:justify-single-word="false" style:writing-mode="lr-tb"/>
      <style:text-properties fo:font-variant="normal" fo:text-transform="none" fo:color="#6666ff" style:text-line-through-style="none" style:text-line-through-type="none" style:font-name="FreeSerif" fo:font-size="14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bold" officeooo:rsid="0019fc61"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bold" officeooo:rsid="0019fc61" style:text-blinking="false" fo:background-color="transparent" loext:char-shading-value="0" style:font-weight-asian="normal" style:font-weight-complex="normal"/>
    </style:style>
    <style:style style:name="T5" style:family="text">
      <style:text-properties fo:font-variant="normal" fo:text-transform="none" fo:color="#000000" style:text-line-through-style="none" style:text-line-through-type="none" style:font-name="FreeSerif"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FreeSerif"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FreeSerif" fo:font-size="11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FreeSerif" fo:font-size="11pt" fo:font-style="normal" style:text-underline-style="none" officeooo:rsid="001f4764" style:text-blinking="false" fo:background-color="transparent" loext:char-shading-value="0"/>
    </style:style>
    <style:style style:name="T9" style:family="text">
      <style:text-properties fo:font-variant="normal" fo:text-transform="none" fo:color="#000000" style:text-line-through-style="none" style:text-line-through-type="none" style:font-name="FreeSerif" fo:font-size="11pt" fo:font-style="italic"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FreeSerif"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FreeSerif"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FreeSerif" fo:font-style="normal" style:text-underline-style="none" officeooo:rsid="0019224c" style:text-blinking="false" fo:background-color="transparent" loext:char-shading-value="0"/>
    </style:style>
    <style:style style:name="T13" style:family="text">
      <style:text-properties fo:font-variant="normal" fo:text-transform="none" fo:color="#000000" style:text-line-through-style="none" style:text-line-through-type="none" style:font-name="FreeSerif" fo:font-style="normal" style:text-underline-style="none" officeooo:rsid="001a685f" style:text-blinking="false" fo:background-color="transparent" loext:char-shading-value="0"/>
    </style:style>
    <style:style style:name="T14" style:family="text">
      <style:text-properties fo:font-variant="normal" fo:text-transform="none" fo:color="#000000" style:text-line-through-style="none" style:text-line-through-type="none" style:font-name="FreeSerif"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style:font-name="FreeSerif" fo:font-size="16pt" fo:font-style="normal" style:text-underline-style="none" fo:font-weight="bold" style:text-blinking="false" fo:background-color="transparent" loext:char-shading-value="0" style:font-name-asian="Noto Sans CJK SC Regular" style:font-size-asian="18pt" style:font-weight-asian="bold" style:font-name-complex="FreeSans" style:font-size-complex="18pt" style:font-weight-complex="bold"/>
    </style:style>
    <style:style style:name="T16" style:family="text">
      <style:text-properties fo:font-variant="normal" fo:text-transform="none" fo:color="#000000" style:text-line-through-style="none" style:text-line-through-type="none" style:font-name="FreeSerif" fo:font-size="16pt" fo:font-style="normal" style:text-underline-style="none" fo:font-weight="bold" officeooo:rsid="001f4764" style:text-blinking="false" fo:background-color="transparent" loext:char-shading-value="0" style:font-name-asian="Noto Sans CJK SC Regular" style:font-size-asian="18pt" style:font-weight-asian="bold" style:font-name-complex="FreeSans" style:font-size-complex="18pt" style:font-weight-complex="bold"/>
    </style:style>
    <style:style style:name="T17" style:family="text">
      <style:text-properties fo:font-variant="normal" fo:text-transform="none" fo:color="#000000" style:text-line-through-style="none" style:text-line-through-type="none" fo:font-size="16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19224c" style:text-blinking="false" fo:background-color="transparent" loext:char-shading-value="0"/>
    </style:style>
    <style:style style:name="T19" style:family="text">
      <style:text-properties fo:font-variant="normal" fo:text-transform="none" fo:color="#000000" fo:font-size="11pt" fo:font-style="normal" style:text-underline-style="solid" style:text-underline-width="auto" style:text-underline-color="font-color" fo:font-weight="bold" fo:background-color="transparent" loext:char-shading-value="0"/>
    </style:style>
    <style:style style:name="T20" style:family="text">
      <style:text-properties fo:font-variant="normal" fo:text-transform="none" fo:color="#1155cc" style:text-line-through-style="none" style:text-line-through-type="none" style:font-name="FreeSerif" fo:font-size="11pt" fo:font-style="normal" style:text-underline-style="solid" style:text-underline-width="auto" style:text-underline-color="font-color" fo:font-weight="normal" style:text-blinking="false" fo:background-color="transparent" loext:char-shading-value="0"/>
    </style:style>
    <style:style style:name="T21" style:family="text">
      <style:text-properties fo:font-variant="normal" fo:text-transform="none" fo:color="#1155cc" style:text-line-through-style="none" style:text-line-through-type="none" style:font-name="FreeSerif" fo:font-size="11pt" fo:font-style="italic" style:text-underline-style="solid" style:text-underline-width="auto" style:text-underline-color="font-color" fo:font-weight="normal" style:text-blinking="false" fo:background-color="transparent" loext:char-shading-value="0"/>
    </style:style>
    <style:style style:name="T22" style:family="text">
      <style:text-properties fo:background-color="transparent" loext:char-shading-value="0"/>
    </style:style>
    <style:style style:name="T23" style:family="text">
      <style:text-properties style:font-name="FreeSerif"/>
    </style:style>
    <style:style style:name="T24" style:family="text">
      <style:text-properties style:font-name="FreeSerif" officeooo:rsid="001f4764"/>
    </style:style>
    <style:style style:name="T25" style:family="text">
      <style:text-properties fo:font-style="italic" fo:background-color="transparent" loext:char-shading-value="0"/>
    </style:style>
    <style:style style:name="T26" style:family="text">
      <style:text-properties fo:font-weight="bold" officeooo:rsid="0019fc61"/>
    </style:style>
    <style:style style:name="T27" style:family="text">
      <style:text-properties fo:font-weight="bold" style:font-weight-asian="bold" style:font-weight-complex="bold"/>
    </style:style>
    <style:style style:name="T28" style:family="text">
      <style:text-properties officeooo:rsid="001f4764"/>
    </style:style>
    <style:style style:name="T29" style:family="text">
      <style:text-properties officeooo:rsid="0020a9fa"/>
    </style:style>
    <style:style style:name="T30" style:family="text">
      <style:text-properties officeooo:rsid="002a7fdc"/>
    </style:style>
    <style:style style:name="T31" style:family="text">
      <style:text-properties officeooo:rsid="00302679"/>
    </style:style>
    <style:style style:name="T32" style:family="text">
      <style:text-properties officeooo:rsid="0030668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2"><text:bookmark text:name="docs-internal-guid-7e492af5-7fff-d3f2-99d9-ea4f9ad99009"/>Front-end</text:h>
      <text:h text:style-name="P42" text:outline-level="3">Editeur</text:h>
      <text:p text:style-name="P29"><text:span text:style-name="T5">un éditeur en JavaScript pour écrire des programmes MML (ici trois solutions:</text:span><text:a xlink:type="simple" xlink:href="https://microsoft.github.io/monaco-editor/" text:style-name="Internet_20_link" text:visited-style-name="Visited_20_Internet_20_Link"><text:span text:style-name="T10"> </text:span></text:a><text:a xlink:type="simple" xlink:href="https://microsoft.github.io/monaco-editor/" text:style-name="Internet_20_link" text:visited-style-name="Visited_20_Internet_20_Link"><text:span text:style-name="T20">https://microsoft.github.io/monaco-editor/</text:span></text:a><text:a xlink:type="simple" xlink:href="https://ace.c9.io/" text:style-name="Internet_20_link" text:visited-style-name="Visited_20_Internet_20_Link"><text:span text:style-name="T10"> </text:span></text:a><text:a xlink:type="simple" xlink:href="https://ace.c9.io/" text:style-name="Internet_20_link" text:visited-style-name="Visited_20_Internet_20_Link"><text:span text:style-name="T20">https://ace.c9.io/</text:span></text:a><text:span text:style-name="T10"> </text:span><text:span text:style-name="T5">ou réutiliser l'éditeur Web généré par Xtext ce qui me semble le plus simple)</text:span></text:p>
      <text:h text:style-name="P41" text:outline-level="3">Formulaire</text:h>
      <text:p text:style-name="P17">un "formulaire" où l'utilisateur peut spécifier le jeu de données, les algos à utiliser, le training set %, etc. =&gt; c'est une alternative à la syntaxe textuelle du point précédent, l'utilisateur n'a qu'à cliquer pour obtenir ses résultats</text:p>
      <text:p text:style-name="P35">réutiliser/adapter éventuellement votre formulaire du TP “TP-ConceptionMML”, mais attention à proposer un formulaire conforme à l’expressivité du langage MML (à l’époque du TP, le langage était différent eg on ne pouvait pas spécifier plusieurs algorithmes)</text:p>
      <text:h text:style-name="P42" text:outline-level="3">Visualisation du code généré</text:h>
      <text:p text:style-name="P17">une interface où l’utilisateur peut visualiser (via des éditeurs avec coloration syntaxique) le ou les codes Python, R, Java, etc. correspondants à ta spécification MML. </text:p>
      <text:p text:style-name="P27">Cela nécessite un appel au serveur pour appeler les compilateurs et obtenir le code généré</text:p>
      <text:h text:style-name="P43" text:outline-level="3">Visualisation des résultats</text:h>
      <text:p text:style-name="P17">une interface où l’utilisateur peut visualiser les résultats des algorithmes </text:p>
      <text:p text:style-name="P30">Cela nécessite un appel au serveur pour obtenir les résultats (compilation, puis exécution)</text:p>
      <text:p text:style-name="P32"/>
      <text:h text:style-name="P40" text:outline-level="2">Back-end</text:h>
      <text:h text:style-name="P42" text:outline-level="3">Ecriture de compilateurs </text:h>
      <text:list xml:id="list5799454148498509032" text:style-name="L1">
        <text:list-item>
          <text:p text:style-name="P33">Scikit-learn</text:p>
        </text:list-item>
        <text:list-item>
          <text:p text:style-name="P12">R</text:p>
        </text:list-item>
        <text:list-item>
          <text:p text:style-name="P26">autre(s): Weka, tensorflow, etc.</text:p>
        </text:list-item>
      </text:list>
      <text:h text:style-name="P42" text:outline-level="3">API Web </text:h>
      <text:p text:style-name="P17">écriture des API webs qui permettraient de communiquer avec le front et de faire appel aux compilateurs</text:p>
      <text:h text:style-name="P43" text:outline-level="3">Test de compilateurs </text:h>
      <text:p text:style-name="P30">spécifier plusieurs programmes MML (couvrir un maximum de cas du langage) et démontrer que les compilateurs ne “crashent” pas / produisent un résultat raisonnable et exploitable</text:p>
      <text:p text:style-name="P30"/>
      <text:p text:style-name="P27">back2back testing: est-ce qu'un MML compilé en scikit-learn et R donne des résultats “similaires”?</text:p>
      <text:p text:style-name="P17">étude empirique: quels sont les meilleurs algorithmes/frameworks? </text:p>
      <text:p text:style-name="P17">(à noter que cette partie ne sera pas visible par l'utilisateur du site: c'est principalement pour réfléchir à comment robustifier leur partie serveur)</text:p>
      <text:p text:style-name="P9"><text:line-break/></text:p>
      <text:p text:style-name="P6"><text:span text:style-name="T16">P</text:span><text:span text:style-name="T15">artie web </text:span><text:span text:style-name="T16">les </text:span><text:span text:style-name="T15">attendu</text:span><text:span text:style-name="T16">s</text:span> : bootstrap (library de css), api rest (xml/json), <text:s/>vue.js <text:s/><text:span text:style-name="T28">(pas de php que j2ee</text:span><text:span text:style-name="T8">)</text:span></text:p>
      <text:p text:style-name="P11"/>
      <text:p text:style-name="P11"><text:soft-page-break/><text:line-break/></text:p>
      <text:p text:style-name="P11"><text:a xlink:type="simple" xlink:href="https://github.com/acherm/teaching-MDE1920-MIAGE" text:style-name="Internet_20_link" text:visited-style-name="Visited_20_Internet_20_Link">https://github.com/acherm/teaching-MDE1920-MIAGE</text:a></text:p>
      <text:p text:style-name="P11"><text:bookmark text:name="docs-internal-guid-fd6ca44e-7fff-e344-7410-573228bb30bb"/><text:span text:style-name="T17">Les débuts de Multi Machine Learning Language (MML) </text:span></text:p>
      <text:p text:style-name="P19">Le but du projet est de travailler sur un outil permettant d’automatiser des tâches de ML. En effet de très nombreuses implémentations de mêmes algorithmes de ML sont maintenant disponibles, dans différents langages (Python, Java, Scala, R, etc.). Nous souhaiterions disposer d’un outil, construit autour de MML, capable de simplifier l’exécution et la comparaison de résultats fournis par ces différentes implémentations.</text:p>
      <text:p text:style-name="P10"/>
      <text:p text:style-name="P19">Nous commencerons en restreignant quelque peu le problème:</text:p>
      <text:list xml:id="list7288966799651341963" text:style-name="L2">
        <text:list-item>
          <text:p text:style-name="P16"><text:span text:style-name="T5">On ne s’intéresse qu’aux algorithmes </text:span><text:span text:style-name="T9">supervisés</text:span><text:span text:style-name="T5"> de </text:span><text:span text:style-name="T9">classification </text:span><text:span text:style-name="T5">(e.g., decision tree, SVM, etc.) avec une seule variable cible </text:span><text:a xlink:type="simple" xlink:href="https://en.wikipedia.org/wiki/Statistical_classification" text:style-name="Internet_20_link" text:visited-style-name="Visited_20_Internet_20_Link"><text:span text:style-name="T20">https://en.wikipedia.org/wiki/Statistical_classification</text:span></text:a><text:span text:style-name="T5">. Une démonstration très intuitive est disponible ici: </text:span><text:a xlink:type="simple" xlink:href="https://sliceofml.withgoogle.com/#/" text:style-name="Internet_20_link" text:visited-style-name="Visited_20_Internet_20_Link"><text:span text:style-name="T20">https://sliceofml.withgoogle.com/#/</text:span></text:a></text:p>
        </text:list-item>
        <text:list-item>
          <text:p text:style-name="P16"><text:span text:style-name="T5">On prendra en entrée des données au format </text:span><text:span text:style-name="T9">CSV</text:span><text:span text:style-name="T5"> (e.g., le fameux dataset Iris </text:span><text:a xlink:type="simple" xlink:href="https://raw.githubusercontent.com/vincentarelbundock/Rdatasets/master/csv/datasets/iris.csv" text:style-name="Internet_20_link" text:visited-style-name="Visited_20_Internet_20_Link"><text:span text:style-name="T20">https://raw.githubusercontent.com/vincentarelbundock/Rdatasets/master/csv/datasets/iris.csv</text:span></text:a><text:span text:style-name="T5">) </text:span></text:p>
        </text:list-item>
        <text:list-item>
          <text:p text:style-name="P13">On peut paramétrer la stratégie d’évaluation</text:p>
          <text:list>
            <text:list-item>
              <text:p text:style-name="P13">Soit on découpe le jeu de données en deux (training/test) et dans ce cas le pourcentage de données utilisées pour l’apprentissage et le test peut être paramétré (par défaut, 70% training, 30% testing)</text:p>
            </text:list-item>
            <text:list-item>
              <text:p text:style-name="P13">Soit on utilise la cross-validation (ici encore essayer de fournir les moyens de paramétrer la manière d’effectuer la cross-validation) </text:p>
            </text:list-item>
          </text:list>
        </text:list-item>
        <text:list-item>
          <text:p text:style-name="P13">On peut spécifier les variables prédictives et la variable cible </text:p>
          <text:list>
            <text:list-item>
              <text:p text:style-name="P13">Par défaut, toutes les variables sont prédictives sauf la dernière colonne du CSV qui est la variable cible </text:p>
            </text:list-item>
          </text:list>
        </text:list-item>
        <text:list-item>
          <text:p text:style-name="P15"><text:span text:style-name="T22">En sortie du programme, on souhaite calculer la </text:span><text:span text:style-name="T25">précision et/ou le recall et/ou f1...</text:span><text:span text:style-name="T22"> </text:span></text:p>
        </text:list-item>
        <text:list-item>
          <text:p text:style-name="P13">On “vise” 2 implémentations:</text:p>
          <text:list>
            <text:list-item>
              <text:p text:style-name="P16"><text:span text:style-name="T5">Scikit-learn </text:span><text:a xlink:type="simple" xlink:href="https://scikit-learn.org/stable/supervised_learning.html" text:style-name="Internet_20_link" text:visited-style-name="Visited_20_Internet_20_Link"><text:span text:style-name="T20">https://scikit-learn.org/stable/supervised_learning.html</text:span></text:a><text:span text:style-name="T5">  </text:span></text:p>
            </text:list-item>
            <text:list-item>
              <text:p text:style-name="P16"><text:span text:style-name="T5">Weka </text:span><text:a xlink:type="simple" xlink:href="https://waikato.github.io/weka-wiki/use_weka_in_your_java_code/" text:style-name="Internet_20_link" text:visited-style-name="Visited_20_Internet_20_Link"><text:span text:style-name="T20">https://waikato.github.io/weka-wiki/use_weka_in_your_java_code/</text:span></text:a><text:span text:style-name="T5"> </text:span></text:p>
            </text:list-item>
          </text:list>
        </text:list-item>
      </text:list>
      <text:p text:style-name="P19">Parmis ces 2 implémentations il y a un large choix d’algorithmes (e.g., J48 ou NaiveBayes pour Weka, classification tree ou SVM pour scikit-learn) et l’utilisateur pourra mentionner quelle implémentation utiliser par un mot clé </text:p>
      <text:p text:style-name="P10"/>
      <text:p text:style-name="P22"><text:span text:style-name="T9">Le dossier “iris” dans le git </text:span><text:a xlink:type="simple" xlink:href="https://github.com/acherm/teaching-MDE1920-MIAGE/tree/master/iris" text:style-name="Internet_20_link" text:visited-style-name="Visited_20_Internet_20_Link"><text:span text:style-name="T21">https://github.com/acherm/teaching-MDE1920-MIAGE/tree/master/iris</text:span></text:a><text:span text:style-name="T10"> </text:span><text:span text:style-name="T9">donne un exemple avec scikit-learn (exemple basé sur le fameux jeu de données Iris pour classifier des fleurs: </text:span><text:a xlink:type="simple" xlink:href="https://en.wikipedia.org/wiki/Iris_flower_data_set" text:style-name="Internet_20_link" text:visited-style-name="Visited_20_Internet_20_Link"><text:span text:style-name="T21">https://en.wikipedia.org/wiki/Iris_flower_data_set</text:span></text:a><text:span text:style-name="T9">)</text:span></text:p>
      <text:p text:style-name="P10"/>
      <text:p text:style-name="P10"/>
      <text:p text:style-name="P10"/>
      <text:p text:style-name="P10"/>
      <text:p text:style-name="P10"/>
      <text:p text:style-name="P3"><text:soft-page-break/>Utilisateur peut lancer des taches de ML (reg, classification), utiliser différent algo et comparer les résultats. Algo sont sur le serveur. </text:p>
      <text:p text:style-name="P3">Cote serveur : répondre aux demandes envoyée<text:span text:style-name="T29">s</text:span></text:p>
      <text:p text:style-name="P3"/>
      <text:p text:style-name="P4"><text:span text:style-name="T27">Client</text:span> <text:span text:style-name="T30">(dans notre navigateur)</text:span><text:tab/><text:tab/><text:span text:style-name="T27">Serveur</text:span> <text:span text:style-name="T30">(sur notre poste pas cloud)</text:span></text:p>
      <text:p text:style-name="P4">Web<text:tab/><text:tab/><text:tab/><text:tab/>→ <text:s text:c="3"/><text:tab/><text:tab/>API</text:p>
      <text:p text:style-name="P7">AngularJS</text:p>
      <text:p text:style-name="P20"/>
      <text:p text:style-name="P5">(comme on est sur la même machine on peut envoyer le chemin du fichier <text:span text:style-name="T31">de données</text:span> au serveur <text:span text:style-name="T32">plutôt</text:span> que le fichier en lui même) </text:p>
      <text:p text:style-name="P8">ANALYSE = plusieurs algo ?</text:p>
      <text:p text:style-name="P19"/>
      <text:p text:style-name="P19"/>
      <text:p text:style-name="P19"/>
      <text:p text:style-name="P19"/>
      <text:p text:style-name="P10"/>
      <text:list xml:id="list8808754722110332871" text:style-name="L6">
        <text:list-item>
          <text:p text:style-name="P24"><text:span text:style-name="T12">Utiliser le langage mml commun décrit dans .mml/src/…/Mml.xtext</text:span></text:p>
        </text:list-item>
        <text:list-item>
          <text:p text:style-name="P24"><text:span text:style-name="T13">U</text:span><text:span text:style-name="T12">tiliser l’éditeur généré par Xtext pour </text:span><text:span text:style-name="T13">écrire un programme dans le langage mml</text:span><text:span text:style-name="T12"> </text:span></text:p>
        </text:list-item>
        <text:list-item>
          <text:p text:style-name="P21"><text:span text:style-name="T18">Ecrire le diagramme de classes UML qui structure les concepts de MML</text:span></text:p>
        </text:list-item>
        <text:list-item>
          <text:p text:style-name="P24"><text:span text:style-name="T12">Finir de traduire en python : .mml.tests/src/…/MmlParsingJavaTest.java <text:s/></text:span></text:p>
        </text:list-item>
        <text:list-item>
          <text:p text:style-name="P24"><text:span text:style-name="T12">Faire le test avec 10 programmes MML en scikit-learn </text:span></text:p>
        </text:list-item>
        <text:list-item>
          <text:p text:style-name="P24"><text:span text:style-name="T12">Faire un test unitaire pour vérifier automatiquement </text:span><text:bookmark text:name="docs-internal-guid-d0aa6964-7fff-e740-16f9-17f1e88c9d7f"/><text:span text:style-name="T11">que les programmes générés sont exécutables et produisent un résultat raisonnable</text:span></text:p>
        </text:list-item>
      </text:list>
      <text:p text:style-name="P25"><text:span text:style-name="T14"/></text:p>
      <text:p text:style-name="P23"><text:span text:style-name="T6"/></text:p>
      <text:p text:style-name="P34"><text:span text:style-name="T2">Q2: Inventer votre propre syntaxe </text:span><text:span text:style-name="T19">visuelle</text:span><text:span text:style-name="T1"> </text:span><text:span text:style-name="T2">pour le langage MML</text:span></text:p>
      <text:list xml:id="list8947591020257549316" text:style-name="L4">
        <text:list-item>
          <text:p text:style-name="P14">Par syntaxe visuelle, on entend ici un langage basée sur des formulaires (textbox, checkbox, multiple choice list, etc.). Ainsi l’utilisateur du langage n’aura qu’à remplir un formulaire pour effectuer sa tâche de machine learning! </text:p>
        </text:list-item>
        <text:list-item>
          <text:p text:style-name="P14">Ecrire une page HTML implémentant cette syntaxe visuelle (créer un formulaire!) </text:p>
        </text:list-item>
        <text:list-item>
          <text:p text:style-name="P14">Commiter/pusher sur un git</text:p>
        </text:list-item>
        <text:list-item>
          <text:p text:style-name="P14">Utiliser du CSS (Bootstrap) pour mettre en forme (optionnel) </text:p>
        </text:list-item>
        <text:list-item>
          <text:p text:style-name="P14">Utiliser du JavaScript pour contrôler éventuellement certaines entrées du formulaire (optionnel) </text:p>
        </text:list-item>
      </text:list>
      <text:p text:style-name="P10"/>
      <text:p text:style-name="P36"><text:span text:style-name="T2"/></text:p>
      <text:p text:style-name="P2"><text:span text:style-name="T2"><text:s/></text:span><text:span text:style-name="T3">faire un projet maven ? </text:span><text:span text:style-name="T4">soit tu mets les jar soit tu fais maven avec les dépendances dans pom</text:span></text:p>
      <text:p text:style-name="P1"><text:span text:style-name="T3"/></text:p>
      <text:p text:style-name="P1"><text:span text:style-name="T3"/></text:p>
      <text:p text:style-name="P1"><text:span text:style-name="T3"/></text:p>
      <text:h text:style-name="P37" text:outline-level="2"><text:bookmark text:name="docs-internal-guid-657b4036-7fff-a170-4e86-d9075ee46bb7"/><text:soft-page-break/><text:span text:style-name="T26">Rendu</text:span></text:h>
      <text:p text:style-name="P18">groupe de 5 maximum</text:p>
      <text:p text:style-name="P18">date limite: 15 mars 2020</text:p>
      <text:p text:style-name="P18">Repo Github avec README.md, code, tests, jeux de données, INSTALL.md</text:p>
      <text:p text:style-name="P18">N’importe quel développeur doit pouvoir installer et lancer votre application en suivant les instructions de INSTALL.md</text:p>
      <text:p text:style-name="P18">Screencast de démonstration </text:p>
      <text:p text:style-name="P28">Tout le contenu doit être en anglais (site Web, code source, INSTALL.md, etc.) </text:p>
      <text:h text:style-name="P39" text:outline-level="2">Notes</text:h>
      <text:p text:style-name="P18">Anglais </text:p>
      <text:p text:style-name="P18">Web: API Web, JS/CSS/HTML</text:p>
      <text:p text:style-name="P31">GL: compilateurs, qualité du code, qualité des tests </text:p>
      <text:p text:style-name="Text_20_body"><text:span text:style-name="T23"/></text:p>
      <text:p text:style-name="Text_20_body"><text:span text:style-name="T23"/></text:p>
      <text:p text:style-name="Text_20_body"><text:span text:style-name="T24">Faire un GIT des fichiers compilateurs et importer depuis git sur eclipse IDE</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18:47:06.468599296</meta:creation-date>
    <dc:date>2020-01-30T19:44:26.376260642</dc:date>
    <meta:editing-duration>PT46M52S</meta:editing-duration>
    <meta:editing-cycles>13</meta:editing-cycles>
    <meta:generator>LibreOffice/5.1.6.2$Linux_X86_64 LibreOffice_project/10m0$Build-2</meta:generator>
    <meta:document-statistic meta:table-count="0" meta:image-count="0" meta:object-count="0" meta:page-count="4" meta:paragraph-count="76" meta:word-count="923" meta:character-count="6449" meta:non-whitespace-character-count="5580"/>
  </office:meta>
</office:document-meta>
</file>